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ea6" officeooo:paragraph-rsid="001eeea6"/>
    </style:style>
    <style:style style:name="P2" style:family="paragraph" style:parent-style-name="Standard">
      <style:text-properties officeooo:rsid="00204ffb" officeooo:paragraph-rsid="00204f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aa</text:p>
      <text:p text:style-name="P1">1. [25] Write a C function with prototype:</text:p>
      <text:p text:style-name="P1">int insrec(char *fdb, int num, char *rec, int rsz);</text:p>
      <text:p text:style-name="P1">This function will insert the record stored at memory location rec AFTER record number</text:p>
      <text:p text:style-name="P1">num in the file whose name is given by fdb. Notice that a hole in the file must be made in</text:p>
      <text:p text:style-name="P1">order to insert the new record in its current position. You may assume that the file contains</text:p>
      <text:p text:style-name="P1">at least num records.</text:p>
      <text:p text:style-name="P1">Furthermore you may assume that the file consist of an integral number of records and that</text:p>
      <text:p text:style-name="P1">all records have the same size, rsz. A record is merely a consecutive block of bytes of size</text:p>
      <text:p text:style-name="P1">rsz. The record indexing starts at 0 so record 0 consists of bytes 0 through rsz − 1, record 1</text:p>
      <text:p text:style-name="P1">consists of bytes rsz through 2rsz − 1, and so on. The function must both open and close the</text:p>
      <text:p text:style-name="P1">file and read/writes must be record sized. If successful, insrec() will return a 0 else insrec()</text:p>
      <text:p text:style-name="P1">will return -1. The function must use low-level I/O except for printing error messages and</text:p>
      <text:p text:style-name="P1">you may assume that rsz ≤ 1024.</text:p>
      <text:p text:style-name="P1"/>
      <text:p text:style-name="P1"/>
      <text:p text:style-name="P1">Test2bb</text:p>
      <text:p text:style-name="P1">1. [25] Write a C function with prototype:</text:p>
      <text:p text:style-name="P1">int delrecs(char *fdb, int rnum, int num, int rsz);</text:p>
      <text:p text:style-name="P1">This function will delete the num records, starting with record rnum in the file whose name is</text:p>
      <text:p text:style-name="P1">given by fdb. Notice that there cannot be holes in the file, i.e. the resulting file must contain</text:p>
      <text:p text:style-name="P1">the remaining records as contiguous records. You may assume that the file contains at least</text:p>
      <text:p text:style-name="P1">rnum + num records.</text:p>
      <text:p text:style-name="P1">Furthermore you may assume that the file consist of an integral number of records and that</text:p>
      <text:p text:style-name="P1">all records have the same size, rsz. A record is merely a consecutive block of bytes of size</text:p>
      <text:p text:style-name="P1">rsz. The record indexing starts at 0 so record 0 consists of bytes 0 through rsz − 1, record</text:p>
      <text:p text:style-name="P1">1 consists of bytes rsz through 2rsz − 1, and so on. The function must both open and</text:p>
      <text:p text:style-name="P1">close the file and read/writes must be record sized. If successful, delrecs() will return a 0</text:p>
      <text:p text:style-name="P1">else delrecs() will return -1. The function must use low-level I/O except for printing error</text:p>
      <text:p text:style-name="P1">messages and you may assume that rsz ≤ 1024.</text:p>
      <text:p text:style-name="P1"/>
      <text:p text:style-name="P1">Test2cc</text:p>
      <text:p text:style-name="P1">1. [25] Write a C function with prototype:</text:p>
      <text:p text:style-name="P1">int insrec(char *fdb1, int rnum, char *fdb2, int num, int rsz);</text:p>
      <text:p text:style-name="P1">This function will read the record num from the file fdb2 and insert it into record position</text:p>
      <text:p text:style-name="P1">rnum in file fdb1. No record should be overwritten, the new record is simply inserted into</text:p>
      <text:p text:style-name="P1">that position leaving the order of all other records, before and after, the same.</text:p>
      <text:p text:style-name="P1">Furthermore you may assume that the files consist of an integral number of records and that</text:p>
      <text:p text:style-name="P1">all records have the same size, rsz. A record is merely a consecutive block of bytes of size</text:p>
      <text:p text:style-name="P1">rsz. The record indexing starts at 0 so record 0 consists of bytes 0 through rsz − 1, record 1</text:p>
      <text:p text:style-name="P1">consists of bytes rsz through 2rsz − 1, and so on. The function must both open and close the</text:p>
      <text:p text:style-name="P1">file and read/writes must be record sized. If successful, insrec() will return a 0 else insrec()</text:p>
      <text:p text:style-name="P1">will return -1. The function must use low-level I/O except for printing error messages and</text:p>
      <text:p text:style-name="P1">you may assume that rsz ≤ 1024.</text:p>
      <text:p text:style-name="P1"/>
      <text:p text:style-name="P1">Test2dd</text:p>
      <text:p text:style-name="P1">1. [25] Write a C function with prototype:</text:p>
      <text:p text:style-name="P1">int delrec(char *fdb, int num, int rsz);</text:p>
      <text:p text:style-name="P1">This function will delete the record num from the file fdb. Since this is a sequential file of</text:p>
      <text:p text:style-name="P1"><text:soft-page-break/>records the records after record num must be moved up to fill in the missing record and the</text:p>
      <text:p text:style-name="P1">file shortened.</text:p>
      <text:p text:style-name="P1">Furthermore you may assume that the file consist of an integral number of records and that</text:p>
      <text:p text:style-name="P1">all records have the same size, rsz. A record is merely a consecutive block of bytes of size</text:p>
      <text:p text:style-name="P1">rsz. The record indexing starts at 0 so record 0 consists of bytes 0 through rsz − 1, record 1</text:p>
      <text:p text:style-name="P1">consists of bytes rsz through 2rsz − 1, and so on. The function must both open and close the</text:p>
      <text:p text:style-name="P1">file and read/writes must be record sized. If successful, delrec() will return a 0 else delrec()</text:p>
      <text:p text:style-name="P1">will return -1. The function must use low-level I/O except for printing error messages and</text:p>
      <text:p text:style-name="P1">you may assume that rsz ≤ 1024.</text:p>
      <text:p text:style-name="P1"/>
      <text:p text:style-name="P1">Test2e had no record problems</text:p>
      <text:p text:style-name="P1">Test2ee same as Test2aa</text:p>
      <text:p text:style-name="P2">Test2ff same as Test2dd</text:p>
      <text:p text:style-name="P2">Test2gg same as Test2bb</text:p>
      <text:p text:style-name="P2">Test2hh same as Test2aa</text:p>
      <text:p text:style-name="P2"/>
      <text:p text:style-name="P2">Test2ii</text:p>
      <text:p text:style-name="P2">1. [25] Write a C function with prototype:</text:p>
      <text:p text:style-name="P2">int extractrec(char *fdb, int num, char *irec, int rsz);</text:p>
      <text:p text:style-name="P2">This function will extract record num from the file whose pathname is given by fdb, writing</text:p>
      <text:p text:style-name="P2">it to the memory location given by irec. Note that the file will be one record shorter.</text:p>
      <text:p text:style-name="P2">You may assume that both files consist of an integral number of records and that all records</text:p>
      <text:p text:style-name="P2">have the same size, rsz. A record is merely a consecutive block of bytes of size rsz. The</text:p>
      <text:p text:style-name="P2">record indexing starts at 0 so record 0 consists of bytes 0 through rsz − 1, record 1 consists</text:p>
      <text:p text:style-name="P2">of bytes rsz through 2rsz − 1, and so on. The function must both open and close the file</text:p>
      <text:p text:style-name="P2">and reads/writes must be record sized. If successful, extractrec() will return a 0 else</text:p>
      <text:p text:style-name="P2">extractrec() will return -1. The function must use low-level I/O except for printing error</text:p>
      <text:p text:style-name="P2">messages and you may assume that rsz ≤ 1024.</text:p>
      <text:p text:style-name="P2"/>
      <text:p text:style-name="P2">Test2jj</text:p>
      <text:p text:style-name="P2">1. [30] Write a C function with prototype:</text:p>
      <text:p text:style-name="P2">int extractrecs(char *fdb, int num, int number, char *fout, int rsz);</text:p>
      <text:p text:style-name="P2">This function will extract number records starting with record num from the file whose path-</text:p>
      <text:p text:style-name="P2">name is given by fdb, writing them to the file whose pathname is given by fout. Note that</text:p>
      <text:p text:style-name="P2">the file fdb will shorter by number records. You may assume that fdb contains the necessary</text:p>
      <text:p text:style-name="P2">records and the output file, after execution, should only contain the extracted records.</text:p>
      <text:p text:style-name="P2">You may assume that both files consist of an integral number of records and that all records</text:p>
      <text:p text:style-name="P2">have the same size, rsz. A record is merely a consecutive block of bytes of size rsz. The</text:p>
      <text:p text:style-name="P2">record indexing starts at 0 so record 0 consists of bytes 0 through rsz − 1, record 1 consists</text:p>
      <text:p text:style-name="P2">of bytes rsz through 2rsz − 1, and so on. The function must both open and close the file</text:p>
      <text:p text:style-name="P2">and reads/writes must be record sized. If successful, extractrecs() will return a 0 else</text:p>
      <text:p text:style-name="P2">extractrecs() will return -1. The function must use low-level I/O except for printing error</text:p>
      <text:p text:style-name="P2">messages and you may assume that rsz ≤ 1024.</text:p>
      <text:p text:style-name="P2"/>
      <text:p text:style-name="P2">Test2kk.1</text:p>
      <text:p text:style-name="P2">1. [30] Write a C function with prototype:</text:p>
      <text:p text:style-name="P2">int extractrecs(char *fdb, int num1, int num2, char *fout, int rsz);</text:p>
      <text:p text:style-name="P2">This function will extract a range of records starting with record num1 and ending with</text:p>
      <text:p text:style-name="P2">record num2 from the file whose pathname is given by fdb, writing the extracted records to</text:p>
      <text:p text:style-name="P2"><text:soft-page-break/>the file whose pathname is given by fout. Note that the file fdb will shorter by the number</text:p>
      <text:p text:style-name="P2">of records extracted. You may assume that fdb contains the necessary records and that</text:p>
      <text:p text:style-name="P2">num1 &lt;= num2. The output file, after execution, should only contain the extracted records.</text:p>
      <text:p text:style-name="P2">You may also assume that the file fdb consist of an integral number of records and that all</text:p>
      <text:p text:style-name="P2">records have the same size, rsz. A record is merely a consecutive block of bytes of size rsz.</text:p>
      <text:p text:style-name="P2">The record indexing starts at 0 so record 0 consists of bytes 0 through rsz − 1, record 1</text:p>
      <text:p text:style-name="P2">consists of bytes rsz through 2rsz − 1, and so on. The function must both open and close the</text:p>
      <text:p text:style-name="P2">files and reads/writes must be record sized. If successful, extractrecs() will return a 0 else</text:p>
      <text:p text:style-name="P2">extractrecs() will return -1. The function must use low-level I/O except for printing error</text:p>
      <text:p text:style-name="P2">messages and you may assume that rsz ≤ 1024.</text:p>
      <text:p text:style-name="P2"/>
      <text:p text:style-name="P2">Test2kk.2</text:p>
      <text:p text:style-name="P2">1. [30] Write a C function with prototype:</text:p>
      <text:p text:style-name="P2">int insertrecs(char *fdb, int num, char *fin, int rsz);</text:p>
      <text:p text:style-name="P2">This function will insert the records from the file fin after record num in the file whose</text:p>
      <text:p text:style-name="P2">pathname is given by fdb. You may assume that fdb contains the necessary records, that</text:p>
      <text:p text:style-name="P2">both files consist of an integral number of records and that all records have the same size,</text:p>
      <text:p text:style-name="P2">rsz.</text:p>
      <text:p text:style-name="P2">A record is merely a consecutive block of bytes of size rsz. The record indexing starts at 0 so</text:p>
      <text:p text:style-name="P2">record 0 consists of bytes 0 through rsz − 1, record 1 consists of bytes rsz through 2rsz − 1,</text:p>
      <text:p text:style-name="P2">and so on. The function must both open and close the files and reads/writes must (NOTE</text:p>
      <text:p text:style-name="P2">MUST) be record sized. If successful, insertrecs() will return a 0 else insertrecs() will</text:p>
      <text:p text:style-name="P2">return -1. The function must use low-level I/O except for printing error messages and you</text:p>
      <text:p text:style-name="P2">may assume that rsz ≤ 4096.</text:p>
      <text:p text:style-name="P2"/>
      <text:p text:style-name="P2">Test2l</text:p>
      <text:p text:style-name="P2">1. [25] Write a C program with invocation:</text:p>
      <text:p text:style-name="P2">recselect filein fileout rsz rnum1 rnum2 ... rnumk</text:p>
      <text:p text:style-name="P2">This program will read the k records rnum1, . . . , rnumk from filein and append the records</text:p>
      <text:p text:style-name="P2">to fileout. All records in filein and fileout have the same size, rsz. A record is merely a</text:p>
      <text:p text:style-name="P2">consecutive block of bytes of size rsz. The record indexing starts at 0 so record 0 consists of</text:p>
      <text:p text:style-name="P2">bytes 0 through rsz - 1, record 1 consists of bytes rsz through 2rsz - 1, . . . The function</text:p>
      <text:p text:style-name="P2">must both open and close the files. If successful, recselect will return a 0 else recselect</text:p>
      <text:p text:style-name="P2">will return -1. The program should use low-level I/O except for error messages and you may</text:p>
      <text:p text:style-name="P2">assume that rsz ≤ 1024. Notice that rnum1, . . . , rnumk need not be in sequential order,</text:p>
      <text:p text:style-name="P2">7, 9, 345, 12 is valid. A correct solution that works for any size record will earn extra credit.</text:p>
      <text:p text:style-name="P2">On error, return -1.</text:p>
      <text:p text:style-name="P2"/>
      <text:p text:style-name="P2">Test2ll same as Test2bb</text:p>
      <text:p text:style-name="P2">Test2mm same as Test2cc</text:p>
      <text:p text:style-name="P2">Test2nn same as Test2kk.1</text:p>
      <text:p text:style-name="P2"/>
      <text:p text:style-name="P2">Test2oo</text:p>
      <text:p text:style-name="P2">1. [30] Write a C function with prototype:</text:p>
      <text:p text:style-name="P2">int mvrec(char *fdb, int num1, char *fdb2, int num2, int rsz);</text:p>
      <text:p text:style-name="P2">This function will extract record num1 from the file whose pathname is given by fdb, inserting</text:p>
      <text:p text:style-name="P2">the extracted record in the file whose pathname is given by fdb2. Note that the file fdb will</text:p>
      <text:p text:style-name="P2">shorter by one record and the file fdb2 will be longer by one record. You may assume that</text:p>
      <text:p text:style-name="P2">fdb and fdb2 have more records than both num1 and num2. No records in fdb2 should be</text:p>
      <text:p text:style-name="P2"><text:soft-page-break/>overwritten, the record should be inserted.</text:p>
      <text:p text:style-name="P2">You may also assume that both files fdb and fdb2 consist of an integral number of records</text:p>
      <text:p text:style-name="P2">and that all records have the same size, rsz. A record is merely a consecutive block of bytes</text:p>
      <text:p text:style-name="P2">of size rsz. The record indexing starts at 0 so record 0 consists of bytes 0 through rsz − 1,</text:p>
      <text:p text:style-name="P2">record 1 consists of bytes rsz through 2rsz − 1, and so on. The function must both open and</text:p>
      <text:p text:style-name="P2">close the files and reads/writes must be record sized. If successful, mvrec() will return a 0</text:p>
      <text:p text:style-name="P2">else mvrec() will return -1. The function must use low-level I/O except for printing error</text:p>
      <text:p text:style-name="P2">messages and you may assume that rsz ≤ 1024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01:21.407313470</meta:creation-date>
    <dc:date>2016-05-07T15:15:50.776139595</dc:date>
    <meta:editing-duration>PT14M9S</meta:editing-duration>
    <meta:editing-cycles>1</meta:editing-cycles>
    <meta:document-statistic meta:table-count="0" meta:image-count="0" meta:object-count="0" meta:page-count="4" meta:paragraph-count="143" meta:word-count="1840" meta:character-count="10012" meta:non-whitespace-character-count="8200"/>
    <meta:generator>LibreOffice/4.2.8.2$Linux_X86_64 LibreOffice_project/420m0$Build-2</meta:generator>
  </office:meta>
</office:document-meta>
</file>